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in" fo:margin-bottom="0.0555in" fo:line-height="100%"/>
    </style:style>
    <style:style style:name="P2" style:family="paragraph" style:parent-style-name="Standard">
      <style:paragraph-properties fo:margin-top="0in" fo:margin-bottom="0.0555in" fo:line-height="100%"/>
      <style:text-properties style:font-name="Helvetica" fo:font-size="10pt" style:font-size-asian="10pt" style:font-name-complex="Helvetica1" style:font-size-complex="10pt"/>
    </style:style>
    <style:style style:name="P3" style:family="paragraph" style:parent-style-name="Standard">
      <style:paragraph-properties fo:margin-top="0in" fo:margin-bottom="0.0555in" fo:line-height="100%"/>
      <style:text-properties style:font-name="Helvetica" fo:font-size="10pt" fo:font-weight="bold" style:font-size-asian="10pt" style:font-weight-asian="bold" style:font-name-complex="Helvetica1" style:font-size-complex="10pt"/>
    </style:style>
    <style:style style:name="P4" style:family="paragraph" style:parent-style-name="Standard" style:master-page-name="Standard">
      <style:paragraph-properties fo:margin-top="0in" fo:margin-bottom="0.0555in" fo:line-height="100%" style:page-number="auto"/>
    </style:style>
    <style:style style:name="T1" style:family="text">
      <style:text-properties style:font-name="Helvetica" fo:font-size="12pt" style:font-size-asian="12pt" style:font-name-complex="Helvetica1" style:font-size-complex="10pt"/>
    </style:style>
    <style:style style:name="T2" style:family="text">
      <style:text-properties style:font-name="Helvetica" fo:font-size="12pt" fo:font-weight="bold" style:font-size-asian="12pt" style:font-weight-asian="bold" style:font-name-complex="Helvetica1" style:font-size-complex="10pt"/>
    </style:style>
    <style:style style:name="T3" style:family="text">
      <style:text-properties style:font-name="Helvetica" fo:font-size="10pt" style:font-size-asian="10pt" style:font-name-complex="Helvetica1" style:font-size-complex="10pt"/>
    </style:style>
    <style:style style:name="T4" style:family="text">
      <style:text-properties style:font-name="Helvetica" fo:font-size="10pt" fo:font-weight="bold" style:font-size-asian="10pt" style:font-weight-asian="bold" style:font-name-complex="Helvetica1" style:font-size-complex="10pt"/>
    </style:style>
    <style:style style:name="T5" style:family="text">
      <style:text-properties style:font-name="Helvetica" fo:font-size="10pt" fo:font-weight="bold" style:font-size-asian="10pt" style:font-weight-asian="bold" style:font-name-complex="Helvetica1" style:font-size-complex="10pt" style:font-weight-complex="bold"/>
    </style:style>
    <style:style style:name="T6" style:family="text">
      <style:text-properties style:font-name="Helvetica" fo:font-size="10pt" fo:font-weight="bold" style:font-size-asian="10pt" style:font-weight-asian="bold" style:font-name-complex="Helvetica1" style:font-size-complex="10pt" style:font-weight-complex="normal"/>
    </style:style>
    <style:style style:name="T7" style:family="text">
      <style:text-properties style:font-name="Helvetica" fo:font-size="10pt" fo:font-style="italic" style:font-size-asian="10pt" style:font-style-asian="italic" style:font-name-complex="Helvetica1" style:font-size-complex="10pt" style:font-style-complex="italic"/>
    </style:style>
    <style:style style:name="T8" style:family="text">
      <style:text-properties style:font-name="Helvetica" fo:font-size="10pt" fo:font-style="italic" fo:font-weight="normal" style:font-size-asian="10pt" style:font-style-asian="italic" style:font-weight-asian="normal" style:font-name-complex="Helvetica1" style:font-size-complex="10pt" style:font-style-complex="italic" style:font-weight-complex="normal"/>
    </style:style>
    <style:style style:name="T9" style:family="text">
      <style:text-properties style:font-name="Helvetica" fo:font-size="10pt" fo:font-style="normal" style:font-size-asian="10pt" style:font-style-asian="normal" style:font-name-complex="Helvetica1" style:font-size-complex="10pt" style:font-style-complex="normal"/>
    </style:style>
    <style:style style:name="T10" style:family="text">
      <style:text-properties style:font-name="Helvetica" fo:font-size="10pt" fo:font-style="normal" fo:font-weight="bold" style:font-size-asian="10pt" style:font-style-asian="normal" style:font-weight-asian="bold" style:font-name-complex="Helvetica1" style:font-size-complex="10pt" style:font-style-complex="normal" style:font-weight-complex="bold"/>
    </style:style>
    <style:style style:name="T11" style:family="text">
      <style:text-properties style:font-name="Helvetica" fo:font-size="10pt" fo:font-style="normal" fo:font-weight="normal" style:font-size-asian="10pt" style:font-style-asian="normal" style:font-weight-asian="normal" style:font-name-complex="Helvetica1" style:font-size-complex="10pt" style:font-style-complex="normal" style:font-weight-complex="normal"/>
    </style:style>
    <style:style style:name="T12" style:family="text">
      <style:text-properties style:font-name="Helvetica" fo:font-size="10pt" fo:font-weight="normal" style:font-size-asian="10pt" style:font-weight-asian="normal" style:font-name-complex="Helvetica1"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Nicholas Dayton Graham</text:span></text:p>
      <text:p text:style-name="P1"><text:span text:style-name="T3">cell: 858.291.0878<text:tab/>email: nickdgraham@gmail.com<text:tab/></text:span></text:p>
      <text:p text:style-name="P1"><text:span text:style-name="T3">mail: 1359 Rose Avenue, Los Angeles, CA 90291</text:span></text:p>
      <text:p text:style-name="P2"/>
      <text:p text:style-name="P1"><text:span text:style-name="T2">Engineering and Technical Experience</text:span></text:p>
      <text:p text:style-name="P1"><text:span text:style-name="T4">Web Application Development <text:s text:c="128"/>Current</text:span></text:p>
      <text:p text:style-name="P1"><text:span text:style-name="T12">- Utilized Google App Engine (GAE) to create a wiki featuring: proper obscurity of information via HTTP usage; user accounts with passwords hashed with sha256 + salt for security; session management via hashed cookies; efficient usage of Memcached to limit reads to GAE NoSQL Datastore; a public API providing wiki content in XML and JSON; integration with Google Maps service. Utilized GAE webapp2 framework, which does not abstract away HTTP, and Jinja2 template engine for Python.</text:span></text:p>
      <text:p text:style-name="P1"><text:span text:style-name="T6"/></text:p>
      <text:p text:style-name="P1"><text:span text:style-name="T4">Software Engineer, Directv, El Segundo, CA<text:tab/><text:tab/><text:tab/> <text:s text:c="45"/>April 2012 – October 2014</text:span></text:p>
      <text:p text:style-name="P1"><text:span text:style-name="T3">- Maintained Java middleware component of set-top box software stack, requiring debugging from UI layer, through the middleware to the JNI. Coded in Eclipse on Linux and tested on local and remote hardware.</text:span></text:p>
      <text:p text:style-name="P1"><text:span text:style-name="T3">- Prototyped a rudimentary continuous integration loop for my team by configuring a Jenkins server to periodically execute a Java application to interact with JIRA RESTful API, parse the JSON responses, download and merge the appropriate reviewed patches, and start a build.</text:span></text:p>
      <text:p text:style-name="P1"><text:span text:style-name="T3">- Responsible for coding of emergency roll-back builds, needed to prevent recordings and other settings being erased due to deltas in the metadata (serialized Java objects) between major software versions. Oversaw QA department's verification of these emergency builds.</text:span></text:p>
      <text:p text:style-name="P1"><text:span text:style-name="T3">- Developed a property-file based conditional compilation method, which became the standard for the Latin America middleware group for reducing image size and making source code more readable.</text:span></text:p>
      <text:p text:style-name="P1"><text:span text:style-name="T3">- Reviewed patches submitted by offshore teams.</text:span></text:p>
      <text:p text:style-name="P2"/>
      <text:p text:style-name="P1"><text:span text:style-name="T4">Software Engineer, HCL and Xe</text:span><text:bookmark text:name="_GoBack"/><text:span text:style-name="T4">rox Corporation, El Segundo, CA<text:tab/><text:tab/><text:tab/> <text:s text:c="12"/>June 2011 – April 2012</text:span></text:p>
      <text:p text:style-name="P1"><text:span text:style-name="T3">- Member of team that utilized Agile, Lean, and SCRUM methodology for designing and developing networking and system security solutions for high volume production printers. Managed and tracked daily burndowns and deliverables.</text:span></text:p>
      <text:p text:style-name="P1"><text:span text:style-name="T3">- Formulated high level designs from customer use case description and produced high quality software for Solaris in C++ and Java with unit and automated system-level tests.</text:span></text:p>
      <text:p text:style-name="P1"><text:span text:style-name="T3">- Improved and developed new software user interfaces with Swing and Visio.</text:span></text:p>
      <text:p text:style-name="P1"><text:span text:style-name="T3">- Became the subject matter expert of the network filing library that supports file transfers across FTP, SFTP, and SMB protocols.</text:span></text:p>
      <text:p text:style-name="P3"/>
      <text:p text:style-name="P1"><text:span text:style-name="T4">Software Engineering Intern, Xerox Corporation, El Segundo, CA</text:span><text:span text:style-name="T3"><text:tab/><text:tab/><text:tab/> <text:s text:c="12"/></text:span><text:span text:style-name="T5">June </text:span><text:span text:style-name="T4">2008 – June 2009</text:span></text:p>
      <text:p text:style-name="P1"><text:span text:style-name="T3">- Participated in design and modeling sessions, iteration reviews, and code reviews.</text:span></text:p>
      <text:p text:style-name="P1"><text:span text:style-name="T3">- Resolved bugs in various legacy code components, including the network filing library and the job saving module.</text:span></text:p>
      <text:p text:style-name="P1"><text:span text:style-name="T3">- Researched automated testing framework developed by another Xerox group for application to my team’s deliverables.</text:span></text:p>
      <text:p text:style-name="P2"/>
      <text:p text:style-name="P1"><text:span text:style-name="T4">Technical Skills</text:span></text:p>
      <text:p text:style-name="P1"><text:span text:style-name="T5">Languages</text:span><text:span text:style-name="T3">: </text:span><text:span text:style-name="T7">Java, C++, Shell Scripting, Python, PHP, ML, HTML, CSS</text:span><text:span text:style-name="T3">; </text:span><text:span text:style-name="T5">Operating Systems</text:span><text:span text:style-name="T3">: </text:span><text:span text:style-name="T7">Linux, Mac, Windows</text:span><text:span text:style-name="T3">; </text:span><text:span text:style-name="T5">Version Control</text:span><text:span text:style-name="T3">: </text:span><text:span text:style-name="T7">GIT, Mercurial, Accurev, ClearCase</text:span><text:span text:style-name="T9">; </text:span><text:span text:style-name="T10">IDE</text:span><text:span text:style-name="T9">: </text:span><text:span text:style-name="T7">Eclipse</text:span><text:span text:style-name="T9">; </text:span><text:span text:style-name="T10">Bug Tracking: </text:span><text:span text:style-name="T7">JIRA</text:span><text:span text:style-name="T3">; </text:span><text:span text:style-name="T5">Databases: </text:span><text:span text:style-name="T8">MySQL, Google App Engine Datastore</text:span><text:span text:style-name="T11">; </text:span><text:span text:style-name="T10">Web App Dev: </text:span><text:span text:style-name="T8">Google App Engine webapp2 framework, GAE Datastore, Jinja2 template engine, Python, HTTP, Cookies, Memcached</text:span></text:p>
      <text:p text:style-name="P1"><text:span text:style-name="T12"/></text:p>
      <text:p text:style-name="P1"><text:span text:style-name="T2">Education</text:span></text:p>
      <text:p text:style-name="P1"><text:span text:style-name="T4">B.S. <text:s/>Computer Science, </text:span><text:span text:style-name="T3">University of California at Los Angeles<text:tab/><text:tab/><text:tab/><text:tab/> <text:s text:c="30"/></text:span><text:span text:style-name="T4">2005 – 2011</text:span></text:p>
      <text:p text:style-name="P1"><text:span text:style-name="T3">- Implemeted a B+ tree for efficient insertion and retrieval of blocks from the underlying custom file system.</text:span></text:p>
      <text:p text:style-name="P1"><text:span text:style-name="T3">- Built a reliable data transfer protocol similar to TCP’s congestion control atop UDP that recovered from packet corruption and loss.</text:span></text:p>
      <text:p text:style-name="P1"><text:span text:style-name="T3">- Completed five translators for Compiler Construction class that take a Java-subset program through four intermediate representations and output the equivalent MIPS 32 bit assembly program. Extensively utilized the visitor design pattern.</text:span></text:p>
      <text:p text:style-name="P1"><text:span text:style-name="T3">- Crafted a 2D text-graphics computer game called Dungeons with many object-oriented features requiring the use of inheritance, polymorphism, and artificial intelligence.</text:span></text:p>
      <text:p text:style-name="P1"><text:span text:style-name="T3">- Created a website bookmark manager using PHP, MySQL, and Apache.</text:span></text:p>
      <text:p text:style-name="P1"><text:span text:style-name="T3">- Developed a relationship estimator in Java for Computational Genetics class that simulates a population’s DNA and identifies relatives through statistical analysis of single nucleotide polymorphis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Arial Unicode MS"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Helvetica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Helvetic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Helvetic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Helvetic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Helvetic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erox Corporation</meta:initial-creator>
    <meta:editing-cycles>197</meta:editing-cycles>
    <meta:print-date>2015-08-11T20:09:00</meta:print-date>
    <meta:creation-date>2012-02-08T22:44:00</meta:creation-date>
    <dc:date>2015-10-13T09:34:36</dc:date>
    <meta:editing-duration>PT48M46S</meta:editing-duration>
    <meta:generator>OpenOffice/4.1.1$Unix OpenOffice.org_project/411m6$Build-9775</meta:generator>
    <meta:document-statistic meta:table-count="0" meta:image-count="0" meta:object-count="0" meta:page-count="1" meta:paragraph-count="31" meta:word-count="617" meta:character-count="4432"/>
    <meta:user-defined meta:name="AppVersion">15.0000</meta:user-defined>
    <meta:user-defined meta:name="Company">Xerox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